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CH is used to update a part of a resource, while PUT is used to replace the entire resourc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24:59.971913736</meta:creation-date>
    <dc:date>2024-10-04T10:25:45.161802479</dc:date>
    <meta:editing-duration>PT4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9" meta:character-count="94" meta:non-whitespace-character-count="76"/>
  </office:meta>
</office:document-meta>
</file>